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7.75cm" fo:min-width="7.499cm" draw:shadow-opacity="50%"/>
    </style:style>
    <style:style style:name="gr2" style:family="graphic" style:parent-style-name="standard">
      <style:graphic-properties draw:stroke="none" draw:fill-color="#333333" draw:textarea-horizontal-align="justify" draw:textarea-vertical-align="middle" draw:auto-grow-height="false" fo:min-height="1.651cm" fo:min-width="2.899cm"/>
    </style:style>
    <style:style style:name="gr3" style:family="graphic" style:parent-style-name="standard">
      <style:graphic-properties svg:stroke-color="#000000" draw:fill-color="#ffff66" draw:textarea-horizontal-align="justify" draw:textarea-vertical-align="middle" draw:auto-grow-height="false" fo:min-height="0.459cm" fo:min-width="0.208cm"/>
    </style:style>
    <style:style style:name="gr4" style:family="graphic" style:parent-style-name="objectwithoutfill">
      <style:graphic-properties draw:stroke="dash" draw:stroke-dash="Fine_20_Dashed" svg:stroke-width="0.05cm" svg:stroke-color="#999999" draw:marker-start-width="0.355cm" draw:marker-end="Arrow" draw:marker-end-width="0.3cm" svg:stroke-opacity="100%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-color="#333333" draw:textarea-horizontal-align="justify" draw:textarea-vertical-align="middle" draw:auto-grow-height="false" fo:min-height="0.631cm" fo:min-width="1.959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752cm" fo:min-width="1.502cm"/>
    </style:style>
    <style:style style:name="gr7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15.39cm" fo:min-width="0.67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-color="#ff3333" draw:opacity="50%"/>
      <style:paragraph-properties fo:text-align="center"/>
      <style:text-properties fo:font-size="18pt"/>
    </style:style>
    <style:style style:name="P3" style:family="paragraph">
      <loext:graphic-properties draw:fill-color="#333333"/>
      <style:paragraph-properties fo:text-align="end"/>
      <style:text-properties fo:font-size="18pt"/>
    </style:style>
    <style:style style:name="P4" style:family="paragraph">
      <loext:graphic-properties draw:fill-color="#ffff6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8pt"/>
    </style:style>
    <style:style style:name="P8" style:family="paragraph">
      <style:text-properties fo:color="#ffffff" fo:font-size="18pt" fo:background-color="transparent" style:font-size-asian="18pt" style:font-size-complex="18pt"/>
    </style:style>
    <style:style style:name="P9" style:family="paragraph">
      <loext:graphic-properties draw:fill="none" draw:fill-color="#ffffff"/>
      <style:text-properties fo:color="#ffffff" fo:font-size="18pt" fo:background-color="transparen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999cm" svg:height="8cm" svg:x="1cm" svg:y="1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99cm" svg:height="1.901cm" svg:x="4.998cm" svg:y="6.598cm">
          <text:p/>
          <draw:enhanced-geometry svg:viewBox="0 0 21600 21600" draw:glue-points="?f6 0 10800 ?f8 ?f11 10800 ?f9 21600 10800 ?f10 ?f5 10800" draw:text-areas="?f3 ?f3 ?f4 ?f4" draw:mirror-horizontal="true" draw:type="parallelogram" draw:modifiers="3169.1855336665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cm" svg:height="1.001cm" svg:x="3.498cm" svg:y="2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3.998cm" svg:y1="2.596cm" svg:x2="8.498cm" svg:y2="5.596cm">
          <text:p/>
        </draw:line>
        <draw:line draw:style-name="gr4" draw:text-style-name="P5" draw:layer="layout" svg:x1="3.998cm" svg:y1="2.596cm" svg:x2="5.498cm" svg:y2="8.496cm">
          <text:p/>
        </draw:line>
        <draw:custom-shape draw:style-name="gr5" draw:text-style-name="P6" draw:layer="layout" svg:width="3.903cm" svg:height="1.399cm" draw:transform="rotate (1.5707963267949) translate (6.998cm 8.5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5" draw:layer="layout" svg:x1="3.998cm" svg:y1="2.596cm" svg:x2="8.398cm" svg:y2="8.496cm">
          <text:p/>
        </draw:line>
        <draw:custom-shape draw:style-name="gr6" draw:text-style-name="P7" draw:layer="layout" svg:width="2.002cm" svg:height="2.002cm" svg:x="4.997cm" svg:y="4.597cm">
          <text:p text:style-name="P1">Object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788cm" svg:height="15.64cm" svg:x="5.199cm" svg:y="7.298cm">
          <draw:text-box>
            <text:p text:style-name="P8"><text:span text:style-name="T1">Shad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6T11:34:44.797000000</meta:creation-date>
    <dc:date>2017-10-06T12:08:09.440000000</dc:date>
    <meta:editing-duration>PT13M2S</meta:editing-duration>
    <meta:editing-cycles>1</meta:editing-cycles>
    <meta:document-statistic meta:object-count="9"/>
    <meta:generator>LibreOffice/5.1.2.2$Windows_x86 LibreOffice_project/d3bf12ecb743fc0d20e0be0c58ca359301eb705f</meta:generator>
  </office:meta>
</office:document-meta>
</file>